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4.45pt"/>
    </style:style>
    <style:style style:name="co2" style:family="table-column">
      <style:table-column-properties fo:break-before="auto" style:column-width="278.5pt"/>
    </style:style>
    <style:style style:name="co3" style:family="table-column">
      <style:table-column-properties fo:break-before="auto" style:column-width="274.3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54.2pt"/>
    </style:style>
    <style:style style:name="co6" style:family="table-column">
      <style:table-column-properties fo:break-before="auto" style:column-width="206.96pt"/>
    </style:style>
    <style:style style:name="co7" style:family="table-column">
      <style:table-column-properties fo:break-before="auto" style:column-width="209.06pt"/>
    </style:style>
    <style:style style:name="co8" style:family="table-column">
      <style:table-column-properties fo:break-before="auto" style:column-width="276.41pt"/>
    </style:style>
    <style:style style:name="co9" style:family="table-column">
      <style:table-column-properties fo:break-before="auto" style:column-width="120.84pt"/>
    </style:style>
    <style:style style:name="co10" style:family="table-column">
      <style:table-column-properties fo:break-before="auto" style:column-width="104.14pt"/>
    </style:style>
    <style:style style:name="co11" style:family="table-column">
      <style:table-column-properties fo:break-before="auto" style:column-width="170.84pt"/>
    </style:style>
    <style:style style:name="co12" style:family="table-column">
      <style:table-column-properties fo:break-before="auto" style:column-width="252.79pt"/>
    </style:style>
    <style:style style:name="co13" style:family="table-column">
      <style:table-column-properties fo:break-before="auto" style:column-width="97.94pt"/>
    </style:style>
    <style:style style:name="co14" style:family="table-column">
      <style:table-column-properties fo:break-before="auto" style:column-width="186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taurants">
      <style:table-properties table:display="true" style:writing-mode="lr-tb"/>
    </style:style>
    <style:style style:name="ta2" style:family="table" style:master-page-name="PageStyle_5f_Things_20_to_20_do">
      <style:table-properties table:display="true" style:writing-mode="lr-tb"/>
    </style:style>
    <style:style style:name="ta3" style:family="table" style:master-page-name="PageStyle_5f_Museums">
      <style:table-properties table:display="true" style:writing-mode="lr-tb"/>
    </style:style>
    <style:style style:name="ta4" style:family="table" style:master-page-name="PageStyle_5f_One-day_20_activity_20_pl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libri" fo:font-size="12pt" fo:font-style="normal" fo:text-shadow="none" style:text-underline-style="none" fo:font-weight="normal" style:font-size-asian="12pt" style:font-style-asian="normal" style:font-weight-asian="normal" style:font-name-complex="Docs-Calibri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taura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Price level</text:p>
          </table:table-cell>
          <table:table-cell table:style-name="ce1" office:value-type="string" calcext:value-type="string">
            <text:p># of rating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mbi Restaurant</text:p>
          </table:table-cell>
          <table:table-cell table:style-name="ce1" office:value-type="string" calcext:value-type="string">
            <text:p>7624 S Meridian St # 1, Indianapolis, IN 46217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1313 Eatery</text:p>
          </table:table-cell>
          <table:table-cell table:style-name="ce1" office:value-type="string" calcext:value-type="string">
            <text:p>1313 N Sherman Dr, Indianapolis, IN 46201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ron Skillet Restaurant</text:p>
          </table:table-cell>
          <table:table-cell table:style-name="ce1" office:value-type="string" calcext:value-type="string">
            <text:p>2489 W 30th St #2268, Indianapolis, IN 46222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Paragon Restaurant</text:p>
          </table:table-cell>
          <table:table-cell table:style-name="ce1" office:value-type="string" calcext:value-type="string">
            <text:p>118 S Girls School Rd, Indianapolis, IN 46231, United States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Open Kitchen Restaurant</text:p>
          </table:table-cell>
          <table:table-cell table:style-name="ce1" office:value-type="string" calcext:value-type="string">
            <text:p>4604 E 10th St, Indianapolis, IN 46201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Colonel's Cupboard Restaurant</text:p>
          </table:table-cell>
          <table:table-cell table:style-name="ce1" office:value-type="string" calcext:value-type="string">
            <text:p>1500 E Michigan St, Indianapolis, IN 46201, United States</text:p>
          </table:table-cell>
          <table:table-cell table:style-name="ce3" office:value-type="float" office:value="4.9" calcext:value-type="float">
            <text:p>4.9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ristocrat Pub &amp; Restaurant</text:p>
          </table:table-cell>
          <table:table-cell table:style-name="ce1" office:value-type="string" calcext:value-type="string">
            <text:p>5212 N College Ave, Indianapolis, IN 46220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1" calcext:value-type="float">
            <text:p>1301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Daddy Jack's Restaurant &amp; Bar</text:p>
          </table:table-cell>
          <table:table-cell table:style-name="ce1" office:value-type="string" calcext:value-type="string">
            <text:p>9419 N Meridian St, Indianapolis, IN 46260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2" calcext:value-type="float">
            <text:p>632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1913 Restaurant</text:p>
          </table:table-cell>
          <table:table-cell table:style-name="ce1" office:value-type="string" calcext:value-type="string">
            <text:p>40 W Jackson Pl, Indianapolis, IN 46225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Yats</text:p>
          </table:table-cell>
          <table:table-cell table:style-name="ce1" office:value-type="string" calcext:value-type="string">
            <text:p>5363 N College Ave, Indianapolis, IN 46220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2" calcext:value-type="float">
            <text:p>1432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Major Restaurant</text:p>
          </table:table-cell>
          <table:table-cell table:style-name="ce1" office:value-type="string" calcext:value-type="string">
            <text:p>1150 S Mickley Ave, Indianapolis, IN 46241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urmese Restaurant</text:p>
          </table:table-cell>
          <table:table-cell table:style-name="ce1" office:value-type="string" calcext:value-type="string">
            <text:p>7040 Madison Ave, Indianapolis, IN 46227, United States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Fire by the Monon</text:p>
          </table:table-cell>
          <table:table-cell table:style-name="ce1" office:value-type="string" calcext:value-type="string">
            <text:p>6523 Ferguson St, Indianapolis, IN 46220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7" calcext:value-type="float">
            <text:p>1007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COCOLO BBQ</text:p>
          </table:table-cell>
          <table:table-cell table:style-name="ce1" office:value-type="string" calcext:value-type="string">
            <text:p>407 S Warman Ave, Indianapolis, IN 46222, United States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Rusty Bucket Restaurant and Tavern</text:p>
          </table:table-cell>
          <table:table-cell table:style-name="ce1" office:value-type="string" calcext:value-type="string">
            <text:p>1130 W 86th St, Indianapolis, IN 46260, United States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0" calcext:value-type="float">
            <text:p>115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Mom's Family Restaurant</text:p>
          </table:table-cell>
          <table:table-cell table:style-name="ce1" office:value-type="string" calcext:value-type="string">
            <text:p>510 Main St, Beech Grove, IN 46107, United States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Meridian Restaurant &amp; Bar</text:p>
          </table:table-cell>
          <table:table-cell table:style-name="ce1" office:value-type="string" calcext:value-type="string">
            <text:p>5694 N Meridian St, Indianapolis, IN 46208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Mel's Drive In Restaurant</text:p>
          </table:table-cell>
          <table:table-cell table:style-name="ce1" office:value-type="string" calcext:value-type="string">
            <text:p>3045 Mars Hill St #6029, Indianapolis, IN 46241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6" calcext:value-type="float">
            <text:p>1506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Abyssinia</text:p>
          </table:table-cell>
          <table:table-cell table:style-name="ce1" office:value-type="string" calcext:value-type="string">
            <text:p>5352 W 38th St, Indianapolis, IN 46254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3" calcext:value-type="float">
            <text:p>383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Nicolino's Restaurant &amp; Lounge</text:p>
          </table:table-cell>
          <table:table-cell table:style-name="ce1" office:value-type="string" calcext:value-type="string">
            <text:p>2544 Executive Dr, Indianapolis, IN 46241, United States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Yard House</text:p>
          </table:table-cell>
          <table:table-cell table:style-name="ce1" office:value-type="string" calcext:value-type="string">
            <text:p>15 W Maryland St, Indianapolis, IN 46204, United States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7" calcext:value-type="float">
            <text:p>2767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Thai Recipes Restaurant</text:p>
          </table:table-cell>
          <table:table-cell table:style-name="ce1" office:value-type="string" calcext:value-type="string">
            <text:p>404 W Thompson Rd g2, Indianapolis, IN 46227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Sian Restaurant</text:p>
          </table:table-cell>
          <table:table-cell table:style-name="ce1" office:value-type="string" calcext:value-type="string">
            <text:p>73 E Epler Ave, Indianapolis, IN 46227, United States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Napoli Villa Italian Restaurant</text:p>
          </table:table-cell>
          <table:table-cell table:style-name="ce1" office:value-type="string" calcext:value-type="string">
            <text:p>758 Main St, Beech Grove, IN 46107, United States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2" calcext:value-type="float">
            <text:p>822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Season's Restaurant</text:p>
          </table:table-cell>
          <table:table-cell table:style-name="ce1" office:value-type="string" calcext:value-type="string">
            <text:p>31 W Ohio St, Indianapolis, IN 46204, United States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Four Seasons Diner</text:p>
          </table:table-cell>
          <table:table-cell table:style-name="ce1" office:value-type="string" calcext:value-type="string">
            <text:p>1935 Shadeland Ave, Indianapolis, IN 46219, United States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4" calcext:value-type="float">
            <text:p>1824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El Morral Mexican Restaurant LLC</text:p>
          </table:table-cell>
          <table:table-cell table:style-name="ce1" office:value-type="string" calcext:value-type="string">
            <text:p>2519 Albany St, Beech Grove, IN 46107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463" calcext:value-type="float">
            <text:p>463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ubito</text:p>
          </table:table-cell>
          <table:table-cell table:style-name="ce1" office:value-type="string" calcext:value-type="string">
            <text:p>34 N Delaware St, Indianapolis, IN 46204, United States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Mimi Blue Restaurants</text:p>
          </table:table-cell>
          <table:table-cell table:style-name="ce1" office:value-type="string" calcext:value-type="string">
            <text:p>870 Massachusetts Ave, Indianapolis, IN 46202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7" calcext:value-type="float">
            <text:p>1147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Weber Grill Restaurant</text:p>
          </table:table-cell>
          <table:table-cell table:style-name="ce1" office:value-type="string" calcext:value-type="string">
            <text:p>10 N Illinois St, Indianapolis, IN 46204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0" calcext:value-type="float">
            <text:p>2510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Mama Carolla's</text:p>
          </table:table-cell>
          <table:table-cell table:style-name="ce1" office:value-type="string" calcext:value-type="string">
            <text:p>1031 E 54th St, Indianapolis, IN 46220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98" calcext:value-type="float">
            <text:p>1898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Dale's Family Restaurant</text:p>
          </table:table-cell>
          <table:table-cell table:style-name="ce1" office:value-type="string" calcext:value-type="string">
            <text:p>5209 E Thompson Rd, Indianapolis, IN 46237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7" calcext:value-type="float">
            <text:p>1227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Flatwater</text:p>
          </table:table-cell>
          <table:table-cell table:style-name="ce1" office:value-type="string" calcext:value-type="string">
            <text:p>832 E Westfield Blvd, Indianapolis, IN 46220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7" calcext:value-type="float">
            <text:p>967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Tios Mexican Restaurant</text:p>
          </table:table-cell>
          <table:table-cell table:style-name="ce1" office:value-type="string" calcext:value-type="string">
            <text:p>4863 W Washington St, Indianapolis, IN 46241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2" calcext:value-type="float">
            <text:p>292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Bob Evans</text:p>
          </table:table-cell>
          <table:table-cell table:style-name="ce1" office:value-type="string" calcext:value-type="string">
            <text:p>25 S High School Rd, Indianapolis, IN 46241, United States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56" calcext:value-type="float">
            <text:p>1556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Puerto Vallarta Restaurant</text:p>
          </table:table-cell>
          <table:table-cell table:style-name="ce1" office:value-type="string" calcext:value-type="string">
            <text:p>5510 Lafayette Rd # 160, Indianapolis, IN 46254, United States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8" calcext:value-type="float">
            <text:p>998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Sahara Restaurant</text:p>
          </table:table-cell>
          <table:table-cell table:style-name="ce1" office:value-type="string" calcext:value-type="string">
            <text:p>832 Broad Ripple Ave, Indianapolis, IN 46220, United States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Thai Station Restaurant</text:p>
          </table:table-cell>
          <table:table-cell table:style-name="ce1" office:value-type="string" calcext:value-type="string">
            <text:p>3317 E 86th St, Indianapolis, IN 46240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Mississippi Belle</text:p>
          </table:table-cell>
          <table:table-cell table:style-name="ce1" office:value-type="string" calcext:value-type="string">
            <text:p>2170 E 54th St, Indianapolis, IN 46220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1" calcext:value-type="float">
            <text:p>1301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3 in 1 Restaurant</text:p>
          </table:table-cell>
          <table:table-cell table:style-name="ce1" office:value-type="string" calcext:value-type="string">
            <text:p>1413 W 86th St, Indianapolis, IN 46260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aria's Italian Restaurant</text:p>
          </table:table-cell>
          <table:table-cell table:style-name="ce1" office:value-type="string" calcext:value-type="string">
            <text:p>317 S College Ave, Indianapolis, IN 46202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5" calcext:value-type="float">
            <text:p>1295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LouVino Indianapolis Mass Ave Restaurant &amp; Wine Bar</text:p>
          </table:table-cell>
          <table:table-cell table:style-name="ce1" office:value-type="string" calcext:value-type="string">
            <text:p>530 Massachusetts Ave Suite 140, Indianapolis, IN 46204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Fiesta Ranchera Restaurant</text:p>
          </table:table-cell>
          <table:table-cell table:style-name="ce1" office:value-type="string" calcext:value-type="string">
            <text:p>1450 W Southport Rd B, Indianapolis, IN 46217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1" calcext:value-type="float">
            <text:p>941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Chancellor's Restaurant</text:p>
          </table:table-cell>
          <table:table-cell table:style-name="ce1" office:value-type="string" calcext:value-type="string">
            <text:p>850 W Michigan St, Indianapolis, IN 46202, United States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La Cantina Mexican Restaurant</text:p>
          </table:table-cell>
          <table:table-cell table:style-name="ce1" office:value-type="string" calcext:value-type="string">
            <text:p>5450 E Fall Creek Pkwy N Dr, Indianapolis, IN 46226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0" calcext:value-type="float">
            <text:p>670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Just Judy's Restaurant</text:p>
          </table:table-cell>
          <table:table-cell table:style-name="ce1" office:value-type="string" calcext:value-type="string">
            <text:p>5018 E 62nd St, Indianapolis, IN 46220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8" calcext:value-type="float">
            <text:p>698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Buca di Beppo Italian Restaurant</text:p>
          </table:table-cell>
          <table:table-cell table:style-name="ce1" office:value-type="string" calcext:value-type="string">
            <text:p>35 N Illinois St, Indianapolis, IN 46204, United States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89" calcext:value-type="float">
            <text:p>2189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Ruby’s Cafe</text:p>
          </table:table-cell>
          <table:table-cell table:style-name="ce1" office:value-type="string" calcext:value-type="string">
            <text:p>3315 E 86th St, Indianapolis, IN 46240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Los Rancheros Mexican Restaurant</text:p>
          </table:table-cell>
          <table:table-cell table:style-name="ce1" office:value-type="string" calcext:value-type="string">
            <text:p>7437 Pendleton Pike, Indianapolis, IN 46226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3" calcext:value-type="float">
            <text:p>903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Tinker Street Restaurant</text:p>
          </table:table-cell>
          <table:table-cell table:style-name="ce1" office:value-type="string" calcext:value-type="string">
            <text:p>402 E 16th St, Indianapolis, IN 46202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Petos Authentic Greek Restaurant</text:p>
          </table:table-cell>
          <table:table-cell table:style-name="ce1" office:value-type="string" calcext:value-type="string">
            <text:p>6020 E 82nd St H&amp;M suit #1411 Main Entrance, Indianapolis, IN 46250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3" calcext:value-type="float">
            <text:p>433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El Meson Mexican Restaurant</text:p>
          </table:table-cell>
          <table:table-cell table:style-name="ce1" office:value-type="string" calcext:value-type="string">
            <text:p>8218 Rockville Rd, Indianapolis, IN 46214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6" calcext:value-type="float">
            <text:p>726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Bluebeard</text:p>
          </table:table-cell>
          <table:table-cell table:style-name="ce1" office:value-type="string" calcext:value-type="string">
            <text:p>653 Virginia Ave, Indianapolis, IN 46203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27" calcext:value-type="float">
            <text:p>1527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Skylight Bistro &amp; Wine Bar</text:p>
          </table:table-cell>
          <table:table-cell table:style-name="ce1" office:value-type="string" calcext:value-type="string">
            <text:p>7202 East 21st St, Indianapolis, IN 46219, United States</text:p>
          </table:table-cell>
          <table:table-cell table:style-name="ce3" office:value-type="float" office:value="3.7" calcext:value-type="float">
            <text:p>3.7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El Meson Mexican Restaurant</text:p>
          </table:table-cell>
          <table:table-cell table:style-name="ce1" office:value-type="string" calcext:value-type="string">
            <text:p>7235 N Keystone Ave, Indianapolis, IN 46240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The Parthenon Restaurant</text:p>
          </table:table-cell>
          <table:table-cell table:style-name="ce1" office:value-type="string" calcext:value-type="string">
            <text:p>1482 W 86th St, Indianapolis, IN 46260, United States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O'Charley's Restaurant &amp; Bar</text:p>
          </table:table-cell>
          <table:table-cell table:style-name="ce1" office:value-type="string" calcext:value-type="string">
            <text:p>6930 S Emerson Ave, Indianapolis, IN 46237, United States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9" calcext:value-type="float">
            <text:p>1959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La Bamba Mexican Restaurant Indianapolis</text:p>
          </table:table-cell>
          <table:table-cell table:style-name="ce1" office:value-type="string" calcext:value-type="string">
            <text:p>3840 Lafayette Rd #2502, Indianapolis, IN 46254, United States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Le Lambee restaurant &amp; bar</text:p>
          </table:table-cell>
          <table:table-cell table:style-name="ce1" office:value-type="string" calcext:value-type="string">
            <text:p>655 N Beville Ave, Indianapolis, IN 46201, United States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nielskitchen</text:p>
          </table:table-cell>
          <table:table-cell table:style-name="ce1" office:value-type="string" calcext:value-type="string">
            <text:p>5237 Hillsboro Dr, Indianapolis, IN 46224, United States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ings to do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# of ratings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The Children's Museum of Indianapolis</text:p>
          </table:table-cell>
          <table:table-cell table:style-name="ce1" office:value-type="string" calcext:value-type="string">
            <text:p>3000 N Meridian St, Indianapolis, IN 46208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3120" calcext:value-type="float">
            <text:p>1312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Eagle Creek Park</text:p>
          </table:table-cell>
          <table:table-cell table:style-name="ce1" office:value-type="string" calcext:value-type="string">
            <text:p>7840 W 56th St, Indianapolis, IN 46254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726" calcext:value-type="float">
            <text:p>4726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Indianapolis Zoo</text:p>
          </table:table-cell>
          <table:table-cell table:style-name="ce1" office:value-type="string" calcext:value-type="string">
            <text:p>1200 W Washington St, Indianapolis, IN 46222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6737" calcext:value-type="float">
            <text:p>1673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Indiana State Museum</text:p>
          </table:table-cell>
          <table:table-cell table:style-name="ce1" office:value-type="string" calcext:value-type="string">
            <text:p>650 W Washington St, Indianapolis, IN 46204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339" calcext:value-type="float">
            <text:p>3339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Newfields</text:p>
          </table:table-cell>
          <table:table-cell table:style-name="ce1" office:value-type="string" calcext:value-type="string">
            <text:p>4000 N Michigan Rd, Indianapolis, IN 46208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708" calcext:value-type="float">
            <text:p>470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Rhythm! Discovery Center</text:p>
          </table:table-cell>
          <table:table-cell table:style-name="ce1" office:value-type="string" calcext:value-type="string">
            <text:p>Claypool Court Building, 110 W Washington St A, Indianapolis, IN 46204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Indianapolis Motor Speedway Museum</text:p>
          </table:table-cell>
          <table:table-cell table:style-name="ce1" office:value-type="string" calcext:value-type="string">
            <text:p>4750 W 16th St, Indianapolis, IN 46222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998" calcext:value-type="float">
            <text:p>299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Holliday Park</text:p>
          </table:table-cell>
          <table:table-cell table:style-name="ce1" office:value-type="string" calcext:value-type="string">
            <text:p>6363 Spring Mill Rd, Indianapolis, IN 46260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3041" calcext:value-type="float">
            <text:p>3041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White River State Park</text:p>
          </table:table-cell>
          <table:table-cell table:style-name="ce1" office:value-type="string" calcext:value-type="string">
            <text:p>801 W Washington St, Indianapolis, IN 46204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465" calcext:value-type="float">
            <text:p>446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Garfield Park</text:p>
          </table:table-cell>
          <table:table-cell table:style-name="ce1" office:value-type="string" calcext:value-type="string">
            <text:p>2345 Pagoda Dr, Indianapolis, IN 46203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100" calcext:value-type="float">
            <text:p>3100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Garfield Park Conservatory</text:p>
          </table:table-cell>
          <table:table-cell table:style-name="ce1" office:value-type="string" calcext:value-type="string">
            <text:p>2505 Conservatory Dr, Indianapolis, IN 46203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313" calcext:value-type="float">
            <text:p>1313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Twisted Room Escapes Indianapolis</text:p>
          </table:table-cell>
          <table:table-cell table:style-name="ce1" office:value-type="string" calcext:value-type="string">
            <text:p>3145 E Thompson Rd, Indianapolis, IN 46227, United States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Virginia B. Fairbanks Art &amp; Nature Park</text:p>
          </table:table-cell>
          <table:table-cell table:style-name="ce1" office:value-type="string" calcext:value-type="string">
            <text:p>1850 W 38th St, Indianapolis, IN 46228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428" calcext:value-type="float">
            <text:p>1428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Indiana War Memorial &amp; Museum</text:p>
          </table:table-cell>
          <table:table-cell table:style-name="ce1" office:value-type="string" calcext:value-type="string">
            <text:p>55 E Michigan St, Indianapolis, IN 46204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Holliday Park Nature Center</text:p>
          </table:table-cell>
          <table:table-cell table:style-name="ce1" office:value-type="string" calcext:value-type="string">
            <text:p>6363 Spring Mill Rd, Indianapolis, IN 46260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495" calcext:value-type="float">
            <text:p>495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Holcomb Gardens</text:p>
          </table:table-cell>
          <table:table-cell table:style-name="ce1" office:value-type="string" calcext:value-type="string">
            <text:p>Garden Rd, Indianapolis, IN 46208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Central Canal</text:p>
          </table:table-cell>
          <table:table-cell table:style-name="ce1" office:value-type="string" calcext:value-type="string">
            <text:p>Indianapolis, IN 46204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97" calcext:value-type="float">
            <text:p>197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Catacombs</text:p>
          </table:table-cell>
          <table:table-cell table:style-name="ce1" office:value-type="string" calcext:value-type="string">
            <text:p>222 E Market St, Indianapolis, IN 46204, United States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Eiteljorg Museum</text:p>
          </table:table-cell>
          <table:table-cell table:style-name="ce1" office:value-type="string" calcext:value-type="string">
            <text:p>500 W Washington St, Indianapolis, IN 46204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Indianapolis Canal Walk</text:p>
          </table:table-cell>
          <table:table-cell table:style-name="ce1" office:value-type="string" calcext:value-type="string">
            <text:p>Canal Walk, Indianapolis, IN 46202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288" calcext:value-type="float">
            <text:p>2288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seums" table:style-name="ta3">
        <table:table-column table:style-name="co4" table:default-cell-style-name="Default"/>
        <table:table-column table:style-name="co9" table:default-cell-style-name="Default"/>
        <table:table-column table:style-name="co4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# of ratings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Indiana State Museum</text:p>
          </table:table-cell>
          <table:table-cell table:style-name="ce1" office:value-type="string" calcext:value-type="string">
            <text:p>650 W Washington St, Indianapolis, IN 46204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339" calcext:value-type="float">
            <text:p>333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Eiteljorg Museum</text:p>
          </table:table-cell>
          <table:table-cell table:style-name="ce1" office:value-type="string" calcext:value-type="string">
            <text:p>500 W Washington St, Indianapolis, IN 46204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658" calcext:value-type="float">
            <text:p>1658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IPS Crispus Attucks Museum</text:p>
          </table:table-cell>
          <table:table-cell table:style-name="ce1" office:value-type="string" calcext:value-type="string">
            <text:p>1140 Doctor M.L.K. Jr St, Indianapolis, IN 46202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The Children's Museum of Indianapolis</text:p>
          </table:table-cell>
          <table:table-cell table:style-name="ce1" office:value-type="string" calcext:value-type="string">
            <text:p>3000 N Meridian St, Indianapolis, IN 46208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3120" calcext:value-type="float">
            <text:p>13120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Newfields</text:p>
          </table:table-cell>
          <table:table-cell table:style-name="ce1" office:value-type="string" calcext:value-type="string">
            <text:p>4000 N Michigan Rd, Indianapolis, IN 46208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708" calcext:value-type="float">
            <text:p>470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Madam C.J. Walker History &amp; Heritage Museum</text:p>
          </table:table-cell>
          <table:table-cell table:style-name="ce1" office:value-type="string" calcext:value-type="string">
            <text:p>Indianapolis, IN 46202, United State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The Alkis Keramidas Museum of Art</text:p>
          </table:table-cell>
          <table:table-cell table:style-name="ce1" office:value-type="string" calcext:value-type="string">
            <text:p>401 N College Ave, Indianapolis, IN 46202, United State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Koorsen Training Center &amp; Museum</text:p>
          </table:table-cell>
          <table:table-cell table:style-name="ce1" office:value-type="string" calcext:value-type="string">
            <text:p>2820 N Webster Ave, Indianapolis, IN 46219, United States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Rhythm! Discovery Center</text:p>
          </table:table-cell>
          <table:table-cell table:style-name="ce1" office:value-type="string" calcext:value-type="string">
            <text:p>Claypool Court Building, 110 W Washington St A, Indianapolis, IN 46204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Association of Midwest Museums</text:p>
          </table:table-cell>
          <table:table-cell table:style-name="ce1" office:value-type="string" calcext:value-type="string">
            <text:p>450 W Ohio St, Indianapolis, IN 46202, United State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Museum of 20th Century Warfare</text:p>
          </table:table-cell>
          <table:table-cell table:style-name="ce1" office:value-type="string" calcext:value-type="string">
            <text:p>5807 Glenn Rd, Indianapolis, IN 46216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Indianapolis Motor Speedway Museum</text:p>
          </table:table-cell>
          <table:table-cell table:style-name="ce1" office:value-type="string" calcext:value-type="string">
            <text:p>4750 W 16th St, Indianapolis, IN 46222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998" calcext:value-type="float">
            <text:p>2998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Indianapolis Fire Fighters Museum</text:p>
          </table:table-cell>
          <table:table-cell table:style-name="ce1" office:value-type="string" calcext:value-type="string">
            <text:p>748 Massachusetts Ave, Indianapolis, IN 46204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Kurt Vonnegut Museum &amp; Library</text:p>
          </table:table-cell>
          <table:table-cell table:style-name="ce1" office:value-type="string" calcext:value-type="string">
            <text:p>543 Indiana Ave, Indianapolis, IN 46202, United States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James Whitcomb Riley Museum Home &amp; Visitor Center</text:p>
          </table:table-cell>
          <table:table-cell table:style-name="ce1" office:value-type="string" calcext:value-type="string">
            <text:p>528 Lockerbie St, Indianapolis, IN 46202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Masonic Library and Museum of Indiana</text:p>
          </table:table-cell>
          <table:table-cell table:style-name="ce1" office:value-type="string" calcext:value-type="string">
            <text:p>525 N Illinois St, Indianapolis, IN 46204, United States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Indiana Medical History Museum</text:p>
          </table:table-cell>
          <table:table-cell table:style-name="ce1" office:value-type="string" calcext:value-type="string">
            <text:p>3270 Kirkbride Way, Indianapolis, IN 46222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395" calcext:value-type="float">
            <text:p>395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Indiana State Police Museum</text:p>
          </table:table-cell>
          <table:table-cell table:style-name="ce1" office:value-type="string" calcext:value-type="string">
            <text:p>8660 East 21st St, Indianapolis, IN 46219, United States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Indiana War Memorial &amp; Museum</text:p>
          </table:table-cell>
          <table:table-cell table:style-name="ce1" office:value-type="string" calcext:value-type="string">
            <text:p>55 E Michigan St, Indianapolis, IN 46204, United States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372" calcext:value-type="float">
            <text:p>2372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Bona Thompson Memorial Center</text:p>
          </table:table-cell>
          <table:table-cell table:style-name="ce1" office:value-type="string" calcext:value-type="string">
            <text:p>5350 E University Ave, Indianapolis, IN 46219, United States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2">
          <table:table-cell table:style-name="ce1" table:number-columns-repeated="5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e-day activity plan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Activity_Type</text:p>
          </table:table-cell>
          <table:table-cell table:style-name="ce1" office:value-type="string" calcext:value-type="string">
            <text:p>Duratio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9:00 AM - 11:20 AM</text:p>
          </table:table-cell>
          <table:table-cell table:style-name="ce4" office:value-type="string" calcext:value-type="string">
            <text:p>Indianapolis Canal Walk</text:p>
          </table:table-cell>
          <table:table-cell table:style-name="ce5" office:value-type="string" calcext:value-type="string">
            <text:p>Canal Walk, Indianapolis, IN 46202, United States</text:p>
          </table:table-cell>
          <table:table-cell table:style-name="ce5" office:value-type="string" calcext:value-type="string">
            <text:p>Tour </text:p>
          </table:table-cell>
          <table:table-cell table:style-name="ce5" office:value-type="string" calcext:value-type="string">
            <text:p>2 hours 20 minut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0 minutes drive</text:p>
          </table:table-cell>
          <table:table-cell table:style-name="ce4"/>
          <table:table-cell table:style-name="ce5" table:number-columns-repeated="3"/>
          <table:table-cell table:number-columns-repeated="1019"/>
        </table:table-row>
        <table:table-row table:style-name="ro1">
          <table:table-cell table:style-name="ce5" office:value-type="string" calcext:value-type="string">
            <text:p>11:30 AM - 12:30 PM</text:p>
          </table:table-cell>
          <table:table-cell table:style-name="ce5" office:value-type="string" calcext:value-type="string">
            <text:p>Iaria's Italian Restaurant</text:p>
          </table:table-cell>
          <table:table-cell table:style-name="ce5" office:value-type="string" calcext:value-type="string">
            <text:p>317 S College Ave, Indianapolis, IN 46202, United States</text:p>
          </table:table-cell>
          <table:table-cell table:style-name="ce5" office:value-type="string" calcext:value-type="string">
            <text:p>Lunch</text:p>
          </table:table-cell>
          <table:table-cell table:style-name="ce5" office:value-type="string" calcext:value-type="string">
            <text:p>1 hour 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0 minutes driv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12:40 PM - <text:s/>2:30 PM</text:p>
          </table:table-cell>
          <table:table-cell table:style-name="ce4" office:value-type="string" calcext:value-type="string">
            <text:p>Indianapolis Zoo</text:p>
          </table:table-cell>
          <table:table-cell table:style-name="ce1" office:value-type="string" calcext:value-type="string">
            <text:p>1200 W Washington St, Indianapolis, IN 46222, United States</text:p>
          </table:table-cell>
          <table:table-cell table:style-name="ce5" office:value-type="string" calcext:value-type="string">
            <text:p>Tour</text:p>
          </table:table-cell>
          <table:table-cell table:style-name="ce5" office:value-type="string" calcext:value-type="string">
            <text:p>1 hour 50 minut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5 minutes driv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2:45 PM - 5:00 PM</text:p>
          </table:table-cell>
          <table:table-cell table:style-name="ce5" office:value-type="string" calcext:value-type="string">
            <text:p>Newfields</text:p>
          </table:table-cell>
          <table:table-cell table:style-name="ce5" office:value-type="string" calcext:value-type="string">
            <text:p>4000 N Michigan Rd, Indianapolis, IN 46208, United States</text:p>
          </table:table-cell>
          <table:table-cell table:style-name="ce5" office:value-type="string" calcext:value-type="string">
            <text:p>Tour</text:p>
          </table:table-cell>
          <table:table-cell table:style-name="ce5" office:value-type="string" calcext:value-type="string">
            <text:p>2 hours 15 minut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5 minutes driv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5:15 PM - 6:30 PM</text:p>
          </table:table-cell>
          <table:table-cell table:style-name="ce1" office:value-type="string" calcext:value-type="string">
            <text:p>Subito</text:p>
          </table:table-cell>
          <table:table-cell table:style-name="ce1" office:value-type="string" calcext:value-type="string">
            <text:p>34 N Delaware St, Indianapolis, IN 46204, United States</text:p>
          </table:table-cell>
          <table:table-cell table:style-name="ce5" office:value-type="string" calcext:value-type="string">
            <text:p>Dinner</text:p>
          </table:table-cell>
          <table:table-cell table:style-name="ce5" office:value-type="string" calcext:value-type="string">
            <text:p>1 hour 15 minut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5 minutes driv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6:45 PM - 8:45 PM</text:p>
          </table:table-cell>
          <table:table-cell table:style-name="ce5" office:value-type="string" calcext:value-type="string">
            <text:p>Twisted Room Escapes Indianapolis</text:p>
          </table:table-cell>
          <table:table-cell table:style-name="ce5" office:value-type="string" calcext:value-type="string">
            <text:p>3145 E Thompson Rd, Indianapolis, IN 46227, United States</text:p>
          </table:table-cell>
          <table:table-cell table:style-name="ce5" office:value-type="string" calcext:value-type="string">
            <text:p>Tour</text:p>
          </table:table-cell>
          <table:table-cell table:style-name="ce5" office:value-type="string" calcext:value-type="string">
            <text:p>2 hours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taurants" style:display-name="PageStyle_Restaur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ngs_20_to_20_do" style:display-name="PageStyle_Things to 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seums" style:display-name="PageStyle_Museu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ne-day_20_activity_20_plan" style:display-name="PageStyle_One-day activity 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13" meta:object-count="0"/>
    <meta:generator>LibreOfficeDev/6.0.5.2$Linux_X86_64 LibreOffice_project/</meta:generator>
  </office:meta>
</office:document-meta>
</file>